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PropertiesView.canModify( Object elemen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PropertiesView.getElements( Object inpu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PropertiesView.createTable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orrestPropertiesView.refresh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PropertiesView.removeListener( ILabelProvid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restPropertiesView.getColumnImage( Object element ,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PropertiesView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restPropertiesView.isLabelProperty( Object elemen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PropertiesView.getColumnText( Object element , int column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restPropertiesView.show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PropertiesView.modify( Object element , String propert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restPropertiesView.widgetSelected( 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ditableTableItem.EditableTableItem( String n ,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PropertiesView.getValue( Object element ,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restPropertiesView.addListener( ILabelProvid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restPropertiesView.getConten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restPropertiesView.setElement( Element new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PropertiesView.ForrestProperties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restPropertiesView.createPart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PropertiesView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PropertiesView.createTableView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ForrestPropertiesView.inputChanged( Viewer viewer , Object oldInput , Object new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